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974cm"/>
    </style:style>
    <style:style style:name="co2" style:family="table-column">
      <style:table-column-properties fo:break-before="auto" style:column-width="7.571cm"/>
    </style:style>
    <style:style style:name="co3" style:family="table-column">
      <style:table-column-properties fo:break-before="auto" style:column-width="3.552cm"/>
    </style:style>
    <style:style style:name="co4" style:family="table-column">
      <style:table-column-properties fo:break-before="auto" style:column-width="7.024cm"/>
    </style:style>
    <style:style style:name="co5" style:family="table-column">
      <style:table-column-properties fo:break-before="auto" style:column-width="24.848cm"/>
    </style:style>
    <style:style style:name="co6" style:family="table-column">
      <style:table-column-properties fo:break-before="auto" style:column-width="2.267cm"/>
    </style:style>
    <style:style style:name="co7" style:family="table-column">
      <style:table-column-properties fo:break-before="auto" style:column-width="6.86cm"/>
    </style:style>
    <style:style style:name="co8" style:family="table-column">
      <style:table-column-properties fo:break-before="auto" style:column-width="5.495cm"/>
    </style:style>
    <style:style style:name="co9" style:family="table-column">
      <style:table-column-properties fo:break-before="auto" style:column-width="3.1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ce1"/>
        <table:table-row table:style-name="ro1">
          <table:table-cell office:value-type="string">
            <text:p>LV60472</text:p>
          </table:table-cell>
          <table:table-cell table:style-name="Default" office:value-type="string">
            <text:p>Selecline 12 couverts</text:p>
          </table:table-cell>
          <table:table-cell/>
          <table:table-cell office:value-type="string">
            <text:p>électroménager</text:p>
          </table:table-cell>
          <table:table-cell office:value-type="string">
            <text:p>Lave-vaisselle 12 couverts</text:p>
          </table:table-cell>
        </table:table-row>
        <table:table-row table:style-name="ro1">
          <table:table-cell office:value-type="string">
            <text:p>DFS2536S</text:p>
          </table:table-cell>
          <table:table-cell table:style-name="Default" office:value-type="string">
            <text:p>Beko 10 couverts</text:p>
          </table:table-cell>
          <table:table-cell/>
          <table:table-cell office:value-type="string">
            <text:p>électroménager</text:p>
          </table:table-cell>
          <table:table-cell office:value-type="string">
            <text:p>Lave-vaisselle 10 couverts</text:p>
          </table:table-cell>
        </table:table-row>
        <table:table-row table:style-name="ro1">
          <table:table-cell office:value-type="string">
            <text:p>53E22FR</text:p>
          </table:table-cell>
          <table:table-cell table:style-name="Default" office:value-type="string">
            <text:p>Bosch SGS</text:p>
          </table:table-cell>
          <table:table-cell/>
          <table:table-cell office:value-type="string">
            <text:p>électroménager</text:p>
          </table:table-cell>
          <table:table-cell table:style-name="Default" office:value-type="string">
            <text:p>Lave-vaisselle 12 couverts</text:p>
          </table:table-cell>
        </table:table-row>
        <table:table-row table:style-name="ro1">
          <table:table-cell office:value-type="string">
            <text:p>335NB</text:p>
          </table:table-cell>
          <table:table-cell table:style-name="Default" office:value-type="string">
            <text:p>Whirlpool FT Noir</text:p>
          </table:table-cell>
          <table:table-cell/>
          <table:table-cell office:value-type="string">
            <text:p>électroménager</text:p>
          </table:table-cell>
          <table:table-cell office:value-type="string">
            <text:p>Micro-ondes multifonction</text:p>
          </table:table-cell>
        </table:table-row>
        <table:table-row table:style-name="ro1">
          <table:table-cell office:value-type="string">
            <text:p>12470TD</text:p>
          </table:table-cell>
          <table:table-cell table:style-name="Default" office:value-type="string">
            <text:p>LG lave linge</text:p>
          </table:table-cell>
          <table:table-cell/>
          <table:table-cell office:value-type="string">
            <text:p>électroménager</text:p>
          </table:table-cell>
          <table:table-cell office:value-type="string">
            <text:p>Lave-linge 8 kgs 1200 trs/mn</text:p>
          </table:table-cell>
        </table:table-row>
        <table:table-row table:style-name="ro1">
          <table:table-cell office:value-type="string">
            <text:p>75221SX</text:p>
          </table:table-cell>
          <table:table-cell table:style-name="Default" office:value-type="string">
            <text:p>BEKO HIG</text:p>
          </table:table-cell>
          <table:table-cell/>
          <table:table-cell office:value-type="string">
            <text:p>électroménager</text:p>
          </table:table-cell>
          <table:table-cell table:style-name="Default" office:value-type="string">
            <text:p>Table de cuisson gaz</text:p>
          </table:table-cell>
        </table:table-row>
        <table:table-row table:style-name="ro1">
          <table:table-cell office:value-type="string">
            <text:p>D4865RG</text:p>
          </table:table-cell>
          <table:table-cell table:style-name="Default" office:value-type="string">
            <text:p>Ordinateur LG 1ghz</text:p>
          </table:table-cell>
          <table:table-cell office:value-type="string">
            <text:p>ordinateur</text:p>
          </table:table-cell>
          <table:table-cell office:value-type="string">
            <text:p>informatique</text:p>
          </table:table-cell>
          <table:table-cell table:style-name="Default" office:value-type="string">
            <text:p>Ordinateur LG double coeur 1Ghz 4go Ram</text:p>
          </table:table-cell>
        </table:table-row>
        <table:table-row table:style-name="ro1">
          <table:table-cell/>
          <table:table-cell office:value-type="string">
            <text:p>HP G5215FR</text:p>
          </table:table-cell>
          <table:table-cell office:value-type="string">
            <text:p>ordinateur</text:p>
          </table:table-cell>
          <table:table-cell office:value-type="string">
            <text:p>informatique</text:p>
          </table:table-cell>
          <table:table-cell office:value-type="string">
            <text:p>Athlon II X4 635 2,9 GHz, 4096 Mo, 1 To, DVD±RW Azerty français, Windows® 7 Edition Familiale Premium français</text:p>
          </table:table-cell>
        </table:table-row>
        <table:table-row table:style-name="ro1">
          <table:table-cell/>
          <table:table-cell table:style-name="Default" office:value-type="string">
            <text:p>ACER Aspire AZ3101-035</text:p>
          </table:table-cell>
          <table:table-cell office:value-type="string">
            <text:p>ordinateur</text:p>
          </table:table-cell>
          <table:table-cell office:value-type="string">
            <text:p>informatique</text:p>
          </table:table-cell>
          <table:table-cell table:style-name="Default" office:value-type="string">
            <text:p>Ordinateur de bureau Athlon II x2 220 4096.Mo (2048x2) 640.Go 21.5.pouces Tactile nVidia GeForce 9200 Windows 7 Premium Tuner TNT</text:p>
          </table:table-cell>
        </table:table-row>
        <table:table-row table:style-name="ro1">
          <table:table-cell/>
          <table:table-cell table:style-name="Default" office:value-type="string">
            <text:p>PACKARD BELL IMEDIA D4007FR + 21,5"</text:p>
          </table:table-cell>
          <table:table-cell office:value-type="string">
            <text:p>ordinateur</text:p>
          </table:table-cell>
          <table:table-cell office:value-type="string">
            <text:p>informatique</text:p>
          </table:table-cell>
          <table:table-cell table:style-name="Default" office:value-type="string">
            <text:p>Processeur Intel Pentium E5800 à 3,2 Ghz</text:p>
          </table:table-cell>
        </table:table-row>
        <table:table-row table:style-name="ro1">
          <table:table-cell/>
          <table:table-cell table:style-name="Default" office:value-type="string">
            <text:p>LED XPS L501x Aluminium Intel Core 501X9426</text:p>
          </table:table-cell>
          <table:table-cell office:value-type="string">
            <text:p>ordinateur</text:p>
          </table:table-cell>
          <table:table-cell office:value-type="string">
            <text:p>informatique</text:p>
          </table:table-cell>
          <table:table-cell table:style-name="Default" office:value-type="string">
            <text:p>DELL: 15.6 LED XPS L501x Aluminium Intel Core i5-460M 4GB/640GB Nvidia GTX420M 1GB</text:p>
          </table:table-cell>
        </table:table-row>
        <table:table-row table:style-name="ro2">
          <table:table-cell/>
          <table:table-cell office:value-type="string">
            <text:p>PNY Attaché Original 4 Go</text:p>
          </table:table-cell>
          <table:table-cell office:value-type="string">
            <text:p>stockage</text:p>
          </table:table-cell>
          <table:table-cell office:value-type="string">
            <text:p>informatique</text:p>
          </table:table-cell>
          <table:table-cell office:value-type="string">
            <text:p>Clé USB 2.0 4 Go - Vitesse d'écriture jusqu'à 6 Mo/s - Vitesse de lecture jusqu'à 14 Mo/s - Dimensions compactes : 54 x 11 x 17 mm - Plug and play - Stockage des données garanti pendant 10 ans - Compatible PC, Mac et Linux - Garantie 2 ans.</text:p>
          </table:table-cell>
        </table:table-row>
        <table:table-row table:style-name="ro2">
          <table:table-cell/>
          <table:table-cell office:value-type="string">
            <text:p>Toshiba storE Alu2 500 Go</text:p>
          </table:table-cell>
          <table:table-cell office:value-type="string">
            <text:p>stockage</text:p>
          </table:table-cell>
          <table:table-cell office:value-type="string">
            <text:p>informatique</text:p>
          </table:table-cell>
          <table:table-cell office:value-type="string">
            <text:p>Couleur Marron - Disque dur externe portable 500 Go - Format 2.5" - Interface USB 2.0 - Autoalimenté - Fonctionnement silencieux - vitesse de rotation 5400 tpm - Boîtier ultra résistant - Compatible Windows - Garantie 2 ans.</text:p>
          </table:table-cell>
        </table:table-row>
        <table:table-row table:style-name="ro2">
          <table:table-cell/>
          <table:table-cell office:value-type="string">
            <text:p>EMTEC Movie Cube K230 1000 Go</text:p>
          </table:table-cell>
          <table:table-cell office:value-type="string">
            <text:p>stockage</text:p>
          </table:table-cell>
          <table:table-cell office:value-type="string">
            <text:p>informatique</text:p>
          </table:table-cell>
          <table:table-cell office:value-type="string">
            <text:p>Disque dur multimedia - Sortie HDMI, péritel - Lecteur de cartes - Sortie optique - Sortie Composite A/V et Composante Y/Pb/Pr - Gestion des sous-titres - Garantie 1 an.</text:p>
          </table:table-cell>
        </table:table-row>
        <table:table-row table:style-name="ro1">
          <table:table-cell/>
          <table:table-cell office:value-type="string">
            <text:p>Peekton MiniPeek 259 Black 320 Go</text:p>
          </table:table-cell>
          <table:table-cell office:value-type="string">
            <text:p>stockage</text:p>
          </table:table-cell>
          <table:table-cell office:value-type="string">
            <text:p>informatique</text:p>
          </table:table-cell>
          <table:table-cell office:value-type="string">
            <text:p>Mini boîtier multimédia - Capacité 320 GO - Port HDMI - Port USB Host - SD Card - Télécommande incluse - Couleur Noir aluminium - Garantie 1 an.</text:p>
          </table:table-cell>
        </table:table-row>
        <table:table-row table:style-name="ro2">
          <table:table-cell/>
          <table:table-cell office:value-type="string">
            <text:p>Intel Sandybridge Core i5 2500K</text:p>
          </table:table-cell>
          <table:table-cell office:value-type="string">
            <text:p>composants </text:p>
          </table:table-cell>
          <table:table-cell office:value-type="string">
            <text:p>informatique</text:p>
          </table:table-cell>
          <table:table-cell office:value-type="string">
            <text:p>Processeur Socket LGA 1155 - Fréquence 3.3 Ghz - 6 Mo de cache L3 - 95W - 32nm - Intel Turbo Boost - Version boîte avec ventilateur - ref BX80623I52500K - Garantie 3 ans.</text:p>
          </table:table-cell>
        </table:table-row>
        <table:table-row table:style-name="ro2">
          <table:table-cell/>
          <table:table-cell table:style-name="Default" office:value-type="string">
            <text:p>Gigabyte GA-M68M-S2P</text:p>
          </table:table-cell>
          <table:table-cell office:value-type="string">
            <text:p>composants </text:p>
          </table:table-cell>
          <table:table-cell office:value-type="string">
            <text:p>informatique</text:p>
          </table:table-cell>
          <table:table-cell office:value-type="string">
            <text:p>Gigabyte GA-M68M-S2P - Carte mère socket AM3 - Chipset NVIDIA GeForce 7025 / nForce 630a - 2 slots DDR2 - PCI Express 16x - SATA 3Gb/s - Gigabit LAN - USB / Audio HD - Format Micro-ATX - Garantie 3 ans.</text:p>
          </table:table-cell>
        </table:table-row>
        <table:table-row table:style-name="ro3">
          <table:table-cell/>
          <table:table-cell office:value-type="string">
            <text:p>MSI GeForce GTX 560 Ti 1Go OC</text:p>
          </table:table-cell>
          <table:table-cell office:value-type="string">
            <text:p>composants </text:p>
          </table:table-cell>
          <table:table-cell office:value-type="string">
            <text:p>informatique</text:p>
          </table:table-cell>
          <table:table-cell office:value-type="string">
            <text:p>MSI GeForce GTX 560 Ti 1Go Twin Frozr II OC - Carte graphique NVIDIA GeForce GTX 560 Ti version OverClockée - GPU cadencé à 880 MHz - Mémoire 1024 Mo GDDR5 - PCI Express 2.0 - Dual-link DVI-I / Mini HDMI - Compatible HDCP / SLI - Refroidissement Twin Frozr II - Réf. N560GTX-TI TWIN FROZR II/OC - Garantie 2 ans.</text:p>
          </table:table-cell>
        </table:table-row>
        <table:table-row table:style-name="ro1">
          <table:table-cell/>
          <table:table-cell office:value-type="string">
            <text:p>Xigmatek ASGARD</text:p>
          </table:table-cell>
          <table:table-cell office:value-type="string">
            <text:p>composants </text:p>
          </table:table-cell>
          <table:table-cell office:value-type="string">
            <text:p>informatique</text:p>
          </table:table-cell>
          <table:table-cell office:value-type="string">
            <text:p>Boitier PC Moyen Tour - Pour cartes mères ATX / Micro ATX - 7 slots d'extension - USB 2.0 x 2 / Audio E/S - Structure en acier - Garantie 1 an.</text:p>
          </table:table-cell>
        </table:table-row>
        <table:table-row table:style-name="ro2">
          <table:table-cell/>
          <table:table-cell office:value-type="string">
            <text:p>HP Photosmart WiFi eAiO 2011</text:p>
          </table:table-cell>
          <table:table-cell office:value-type="string">
            <text:p>imprimantes</text:p>
          </table:table-cell>
          <table:table-cell office:value-type="string">
            <text:p>informatique</text:p>
          </table:table-cell>
          <table:table-cell office:value-type="string">
            <text:p>Imprimante multifonctions jet d'encre A4 (3 en 1) WiFi - Imprimante et copie 4800 x 1200 ppp, 32 ppm en noir et 30 ppm en couleur - Scanner 1 200 x 2 400 ppp - Ecran couleur LCD 6.1 cm TouchSmart - Lecteur de carte mémoire - Bac d'alimentation 80 feuilles - Impression sans marge - WiFi 802.11 b/g/n - Compatible PC et Mac </text:p>
          </table:table-cell>
        </table:table-row>
        <table:table-row table:style-name="ro2">
          <table:table-cell/>
          <table:table-cell office:value-type="string">
            <text:p>Epson Stylus SX 515W</text:p>
          </table:table-cell>
          <table:table-cell office:value-type="string">
            <text:p>imprimantes</text:p>
          </table:table-cell>
          <table:table-cell office:value-type="string">
            <text:p>informatique</text:p>
          </table:table-cell>
          <table:table-cell office:value-type="string">
            <text:p>Imprimante multifonctions A4 jet d'encre 3 en 1 WiFi - Imprimante et Copieur 2400 x 2400 ppp, 36 ppm et en couleur - Scanner 2400 x 2400 ppp - Ecran LCD Couleur 6.3 cm - Impression sans marge - Lecteur cartes mémoires - Picbridge - Réseau Ethernet et Wifi - Bac d'alimentation 120 feuilles</text:p>
          </table:table-cell>
        </table:table-row>
        <table:table-row table:style-name="ro1">
          <table:table-cell/>
          <table:table-cell office:value-type="string">
            <text:p>Epson Multipack T0715</text:p>
          </table:table-cell>
          <table:table-cell office:value-type="string">
            <text:p>imprimantes</text:p>
          </table:table-cell>
          <table:table-cell office:value-type="string">
            <text:p>informatique</text:p>
          </table:table-cell>
          <table:table-cell office:value-type="string">
            <text:p>Multipack "Guépard" (T0715) - Encres DURABrite Ultra Noir, Cyan, Magenta, Jaune - 1 x noire, 1 x jaune, 1 x cyan, 1 x magenta </text:p>
          </table:table-cell>
        </table:table-row>
        <table:table-row table:style-name="ro1">
          <table:table-cell/>
          <table:table-cell office:value-type="string">
            <text:p>Cartouche remanufacturée HP n° 363</text:p>
          </table:table-cell>
          <table:table-cell office:value-type="string">
            <text:p>imprimantes</text:p>
          </table:table-cell>
          <table:table-cell office:value-type="string">
            <text:p>informatique</text:p>
          </table:table-cell>
          <table:table-cell office:value-type="string">
            <text:p>Cartouche d'encre Cyan - 6 ml - Environ 400 pages - Cartouches Ink Again: produits respectueux de l'environnement</text:p>
          </table:table-cell>
        </table:table-row>
        <table:table-row table:style-name="ro3">
          <table:table-cell/>
          <table:table-cell office:value-type="string">
            <text:p>FARMING SIMULATOR 2011</text:p>
          </table:table-cell>
          <table:table-cell office:value-type="string">
            <text:p>PC</text:p>
          </table:table-cell>
          <table:table-cell office:value-type="string">
            <text:p>jeux vidéo</text:p>
          </table:table-cell>
          <table:table-cell office:value-type="string">
            <text:p>Endossez vos habits de fermier et lancez-vous dans la profession d'exploitant agricole ! Cultivez des céréales (quatre types de céréales proposées) ou élevez du bétail sur vos terres avant de vendre votre production. Comme tout fermier moderne, sachez conduire vos engins agricoles (tracteur, moissonneuse, etc.) et menez à bien votre exploitattion !</text:p>
          </table:table-cell>
        </table:table-row>
        <table:table-row table:style-name="ro1">
          <table:table-cell/>
          <table:table-cell office:value-type="string">
            <text:p>SNIPER GHOST WARRIOR</text:p>
          </table:table-cell>
          <table:table-cell office:value-type="string">
            <text:p>PC</text:p>
          </table:table-cell>
          <table:table-cell office:value-type="string">
            <text:p>jeux vidéo</text:p>
          </table:table-cell>
          <table:table-cell office:value-type="string">
            <text:p>Soyez discret, précis et impitoyable !</text:p>
          </table:table-cell>
        </table:table-row>
        <table:table-row table:style-name="ro1">
          <table:table-cell/>
          <table:table-cell office:value-type="string">
            <text:p>MEDAL OF HONOR</text:p>
          </table:table-cell>
          <table:table-cell office:value-type="string">
            <text:p>PC</text:p>
          </table:table-cell>
          <table:table-cell office:value-type="string">
            <text:p>jeux vidéo</text:p>
          </table:table-cell>
          <table:table-cell office:value-type="string">
            <text:p>Rejoignez les troupes d'elite</text:p>
          </table:table-cell>
        </table:table-row>
        <table:table-row table:style-name="ro3">
          <table:table-cell/>
          <table:table-cell office:value-type="string">
            <text:p>WOLFENSTEIN</text:p>
          </table:table-cell>
          <table:table-cell office:value-type="string">
            <text:p>PC</text:p>
          </table:table-cell>
          <table:table-cell office:value-type="string">
            <text:p>jeux vidéo</text:p>
          </table:table-cell>
          <table:table-cell office:value-type="string">
            <text:p>Wolfenstein, berceau historique du genre FPS débarque à nouveau dans un troisième volet des plus réussi. Graphismes superbes, gameplay rapide et ambiance unique font effectivement de ce Wolfenstein un grand FPS qui ravira sans nul doute les amateurs du genre. Les sbires du Troisième Reich ont de nouveau du souci à se faire, BJ Blazkowicz est de retour !</text:p>
          </table:table-cell>
        </table:table-row>
        <table:table-row table:style-name="ro1">
          <table:table-cell/>
          <table:table-cell office:value-type="string">
            <text:p>CALL OF DUTY BLACK OPS </text:p>
          </table:table-cell>
          <table:table-cell office:value-type="string">
            <text:p>PS3</text:p>
          </table:table-cell>
          <table:table-cell office:value-type="string">
            <text:p>jeux vidéo</text:p>
          </table:table-cell>
          <table:table-cell office:value-type="string">
            <text:p>Bienvenue dans l'enfer de la guerre froide !</text:p>
          </table:table-cell>
        </table:table-row>
        <table:table-row table:style-name="ro1">
          <table:table-cell/>
          <table:table-cell office:value-type="string">
            <text:p>EYEPET + CAMERA</text:p>
          </table:table-cell>
          <table:table-cell office:value-type="string">
            <text:p>PS3</text:p>
          </table:table-cell>
          <table:table-cell office:value-type="string">
            <text:p>jeux vidéo</text:p>
          </table:table-cell>
          <table:table-cell office:value-type="string">
            <text:p>L'ami magique dont tu as toujours rêvé</text:p>
          </table:table-cell>
        </table:table-row>
        <table:table-row table:style-name="ro1">
          <table:table-cell/>
          <table:table-cell office:value-type="string">
            <text:p>Gran Turismo 5 3D</text:p>
          </table:table-cell>
          <table:table-cell office:value-type="string">
            <text:p>PS3</text:p>
          </table:table-cell>
          <table:table-cell office:value-type="string">
            <text:p>jeux vidéo</text:p>
          </table:table-cell>
          <table:table-cell office:value-type="string">
            <text:p>Prenez votre revanche sur la piste </text:p>
          </table:table-cell>
        </table:table-row>
        <table:table-row table:style-name="ro1">
          <table:table-cell/>
          <table:table-cell office:value-type="string">
            <text:p>TOP SPIN 4</text:p>
          </table:table-cell>
          <table:table-cell office:value-type="string">
            <text:p>Xbox</text:p>
          </table:table-cell>
          <table:table-cell office:value-type="string">
            <text:p>jeux vidéo</text:p>
          </table:table-cell>
          <table:table-cell office:value-type="string">
            <text:p>Retrouvez Andre Agassi, Rafael Nadal et Ana Ivanovic et bien d'autres encore dans Top Spin 4, la simulation de tennis la plus réaliste à ce jour </text:p>
          </table:table-cell>
        </table:table-row>
        <table:table-row table:style-name="ro1">
          <table:table-cell/>
          <table:table-cell office:value-type="string">
            <text:p>FIGHT NIGHT CHAMPION</text:p>
          </table:table-cell>
          <table:table-cell office:value-type="string">
            <text:p>Xbox</text:p>
          </table:table-cell>
          <table:table-cell office:value-type="string">
            <text:p>jeux vidéo</text:p>
          </table:table-cell>
          <table:table-cell office:value-type="string">
            <text:p>La boxe dans toute sa brutalité </text:p>
          </table:table-cell>
        </table:table-row>
        <table:table-row table:style-name="ro2">
          <table:table-cell/>
          <table:table-cell office:value-type="string">
            <text:p>PLANCHA Brasero</text:p>
          </table:table-cell>
          <table:table-cell office:value-type="string">
            <text:p>plein air</text:p>
          </table:table-cell>
          <table:table-cell office:value-type="string">
            <text:p>jardin/brico</text:p>
          </table:table-cell>
          <table:table-cell office:value-type="string">
            <text:p>Plancha Brasero 2 feux et plaque fonte - Plancha à plaque de cuisson en fonte - Plaque très facile à nettoyer et très robuste - Plancha équipée de 2 brûleurs permettant de saisir les aliments à 300°C - Convient à un usage en plein air : plancha idéale pour s'encastrer dans une cuisine d'extérieur</text:p>
          </table:table-cell>
        </table:table-row>
        <table:table-row table:style-name="ro1">
          <table:table-cell/>
          <table:table-cell office:value-type="string">
            <text:p>Salon "MANO" 6P Résine tréssée</text:p>
          </table:table-cell>
          <table:table-cell office:value-type="string">
            <text:p>plein air</text:p>
          </table:table-cell>
          <table:table-cell office:value-type="string">
            <text:p>jardin/brico</text:p>
          </table:table-cell>
          <table:table-cell table:style-name="Default" office:value-type="string">
            <text:p>Cet ensemble est composé de 1x Canapé avec deux accoudoirs (et coussin) + 2x Canapé avec un accoudoir (et coussin) + 1x Canapé sans accoudoir (avec coussin) + 1x Table (avec plateau en verre) + 1x Tabouret (avec coussin) - Structure métal avec revêtement en résine tréssée brossée 4 brins noire</text:p>
          </table:table-cell>
        </table:table-row>
        <table:table-row table:style-name="ro2">
          <table:table-cell/>
          <table:table-cell office:value-type="string">
            <text:p>MOSAÏC CANARIAS Piscine acier ronde 550x120cm</text:p>
          </table:table-cell>
          <table:table-cell office:value-type="string">
            <text:p>plein air</text:p>
          </table:table-cell>
          <table:table-cell office:value-type="string">
            <text:p>jardin/brico</text:p>
          </table:table-cell>
          <table:table-cell office:value-type="string">
            <text:p>Plein air - Piscine acier ronde - Dimensions 550x120cm - Paroi acier laqué et fermeture par double ligne de vis - Profilés métalliques blancs - Volume d'eau 26120 litres - Liner PVC traité anti-UV - Fitre à sable 4.5 m3/h avec skimmer - Livré avec échelle 8 marches, laquée blanche</text:p>
          </table:table-cell>
        </table:table-row>
        <table:table-row table:style-name="ro1">
          <table:table-cell/>
          <table:table-cell office:value-type="string">
            <text:p>Table rectangulaire en eucalyptus</text:p>
          </table:table-cell>
          <table:table-cell office:value-type="string">
            <text:p>plein air</text:p>
          </table:table-cell>
          <table:table-cell office:value-type="string">
            <text:p>jardin/brico</text:p>
          </table:table-cell>
          <table:table-cell office:value-type="string">
            <text:p>Table rectangulaire - En eucalyptus - Avec 2 extensions(250 et 300 cm) - A monter soi-même - Dimensions : L200/250/300xH75xP120cm</text:p>
          </table:table-cell>
        </table:table-row>
        <table:table-row table:style-name="ro1">
          <table:table-cell/>
          <table:table-cell table:style-name="Default" office:value-type="string">
            <text:p>AMAZONAS hamac "BARBADOS" mocca</text:p>
          </table:table-cell>
          <table:table-cell office:value-type="string">
            <text:p>plein air</text:p>
          </table:table-cell>
          <table:table-cell office:value-type="string">
            <text:p>jardin/brico</text:p>
          </table:table-cell>
          <table:table-cell table:style-name="Default" office:value-type="string">
            <text:p>Le hamac confortable "BARBADOS" est un de nos produits les plus prisés pour ses couleurs et ses magnifiques motifs- Coloris : mocca - Disponible en plusieurs coloris - Poids maximum : 200 kg</text:p>
          </table:table-cell>
        </table:table-row>
        <table:table-row table:style-name="ro2">
          <table:table-cell/>
          <table:table-cell office:value-type="string">
            <text:p>BLACK&amp;DECKER Tronçonneuse électrique GK1635X</text:p>
          </table:table-cell>
          <table:table-cell office:value-type="string">
            <text:p>outils</text:p>
          </table:table-cell>
          <table:table-cell office:value-type="string">
            <text:p>jardin/brico</text:p>
          </table:table-cell>
          <table:table-cell table:style-name="Default" office:value-type="string">
            <text:p>NC</text:p>
          </table:table-cell>
        </table:table-row>
        <table:table-row table:style-name="ro1">
          <table:table-cell/>
          <table:table-cell table:style-name="Default" office:value-type="string">
            <text:p>Tondeuse thermique tractée - Moteur B&amp;S série 675 Ready Start - Carter en acier - Largeur de coupe 51 cm-4x1 - Réglage hauteur de coupe 6 positions-centralisé, de 25 à 90 mm - Bac hybride 60 litres - Garantie 2 ans</text:p>
          </table:table-cell>
          <table:table-cell office:value-type="string">
            <text:p>outils</text:p>
          </table:table-cell>
          <table:table-cell office:value-type="string">
            <text:p>jardin/brico</text:p>
          </table:table-cell>
          <table:table-cell table:style-name="Default" office:value-type="string">
            <text:p>Tondeuse thermique tractée - Moteur B&amp;S série 675 Ready Start - Carter en acier - Largeur de coupe 51 cm-4x1 - Réglage hauteur de coupe 6 positions-centralisé, de 25 à 90 mm - Bac hybride 60 litres - Garantie 2 ans</text:p>
          </table:table-cell>
        </table:table-row>
        <table:table-row table:style-name="ro1">
          <table:table-cell/>
          <table:table-cell table:style-name="Default" office:value-type="string">
            <text:p>BLACK &amp; DECKER 3 en 1: Aspirateur Broyeur Souffleu</text:p>
          </table:table-cell>
          <table:table-cell office:value-type="string">
            <text:p>outils</text:p>
          </table:table-cell>
          <table:table-cell office:value-type="string">
            <text:p>jardin/brico</text:p>
          </table:table-cell>
          <table:table-cell table:style-name="Default" office:value-type="string">
            <text:p>1 tube étroit pour le soufflage + 1 tube large pour l'aspiration des feuilles - 2 vitesses de soufflage : 210 et 290 km/h - Broyage par turbine - Réduit le volume des feuilles broyées de 10 à 1 - Sac de 35 litres, facile à vider,pratique et non salissant</text:p>
          </table:table-cell>
        </table:table-row>
        <table:table-row table:style-name="ro1">
          <table:table-cell/>
          <table:table-cell table:style-name="Default" office:value-type="string">
            <text:p>Taille haies 750W THE750RH</text:p>
          </table:table-cell>
          <table:table-cell office:value-type="string">
            <text:p>outils</text:p>
          </table:table-cell>
          <table:table-cell office:value-type="string">
            <text:p>jardin/brico</text:p>
          </table:table-cell>
          <table:table-cell table:style-name="Default" office:value-type="string">
            <text:p>Puissance 750 W Longueur de lame : 68 cm - Capacité de coupe : 24 mm - Vitesse : 1600 trs/min - Poignée arrière rotative 3 positions - Lame double action - Frein mécanique</text:p>
          </table:table-cell>
        </table:table-row>
      </table:table>
      <table:table table:name="Feuille2" table:style-name="ta1" table:print="false">
        <table:table-column table:style-name="co6" table:default-cell-style-name="Default"/>
        <table:table-column table:style-name="co7" table:default-cell-style-name="Default"/>
        <table:table-column table:style-name="co6" table:default-cell-style-name="Default"/>
        <table:table-row table:style-name="ro1">
          <table:table-cell office:value-type="string">
            <text:p>Auchan</text:p>
          </table:table-cell>
          <table:table-cell office:value-type="string">
            <text:p>Pierre Ponce</text:p>
          </table:table-cell>
          <table:table-cell office:value-type="string">
            <text:p>Auchan</text:p>
          </table:table-cell>
        </table:table-row>
        <table:table-row table:style-name="ro1">
          <table:table-cell office:value-type="string">
            <text:p>Leclerc</text:p>
          </table:table-cell>
          <table:table-cell office:value-type="string">
            <text:p>Jean Barbin</text:p>
          </table:table-cell>
          <table:table-cell office:value-type="string">
            <text:p>Leclerc</text:p>
          </table:table-cell>
        </table:table-row>
        <table:table-row table:style-name="ro1">
          <table:table-cell office:value-type="string">
            <text:p>Carrefour</text:p>
          </table:table-cell>
          <table:table-cell office:value-type="string">
            <text:p>Emmanuel Landré</text:p>
          </table:table-cell>
          <table:table-cell office:value-type="string">
            <text:p>Carrefour</text:p>
          </table:table-cell>
        </table:table-row>
        <table:table-row table:style-name="ro1">
          <table:table-cell office:value-type="string">
            <text:p>SuperU</text:p>
          </table:table-cell>
          <table:table-cell office:value-type="string">
            <text:p>Odile Laforet</text:p>
          </table:table-cell>
          <table:table-cell office:value-type="string">
            <text:p>SuperU</text:p>
          </table:table-cell>
        </table:table-row>
        <table:table-row table:style-name="ro1">
          <table:table-cell office:value-type="string">
            <text:p>Géant</text:p>
          </table:table-cell>
          <table:table-cell office:value-type="string">
            <text:p>Marc Lefevre</text:p>
          </table:table-cell>
          <table:table-cell office:value-type="string">
            <text:p>Géant</text:p>
          </table:table-cell>
        </table:table-row>
        <table:table-row table:style-name="ro1">
          <table:table-cell office:value-type="string">
            <text:p>G20</text:p>
          </table:table-cell>
          <table:table-cell office:value-type="string">
            <text:p>Florence Geoffroy</text:p>
          </table:table-cell>
          <table:table-cell office:value-type="string">
            <text:p>G20</text:p>
          </table:table-cell>
        </table:table-row>
        <table:table-row table:style-name="ro1">
          <table:table-cell office:value-type="string">
            <text:p>Intermarché</text:p>
          </table:table-cell>
          <table:table-cell office:value-type="string">
            <text:p>Basile Arthur</text:p>
          </table:table-cell>
          <table:table-cell office:value-type="string">
            <text:p>Intermarché</text:p>
          </table:table-cell>
        </table:table-row>
        <table:table-row table:style-name="ro1">
          <table:table-cell office:value-type="string">
            <text:p>Ebay</text:p>
          </table:table-cell>
          <table:table-cell office:value-type="string">
            <text:p>Léon Jasmin</text:p>
          </table:table-cell>
          <table:table-cell office:value-type="string">
            <text:p>Ebay</text:p>
          </table:table-cell>
        </table:table-row>
      </table:table>
      <table:table table:name="Feuille3" table:style-name="ta1" table:print="false">
        <table:table-column table:style-name="co8" table:default-cell-style-name="Default"/>
        <table:table-column table:style-name="co9" table:default-cell-style-name="Default"/>
        <table:table-column table:style-name="co6" table:number-columns-repeated="2" table:default-cell-style-name="Default"/>
        <table:table-row table:style-name="ro1">
          <table:table-cell office:value-type="string">
            <text:p>Rezé</text:p>
          </table:table-cell>
          <table:table-cell office:value-type="string">
            <text:p>Sylvain Constant</text:p>
          </table:table-cell>
          <table:table-cell office:value-type="float" office:value="2">
            <text:p>2</text:p>
          </table:table-cell>
          <table:table-cell office:value-type="string">
            <text:p>Saint Herblain</text:p>
          </table:table-cell>
        </table:table-row>
        <table:table-row table:style-name="ro1">
          <table:table-cell office:value-type="string">
            <text:p>Beaulieu</text:p>
          </table:table-cell>
          <table:table-cell office:value-type="string">
            <text:p>Hercule Baudouin</text:p>
          </table:table-cell>
          <table:table-cell office:value-type="float" office:value="3">
            <text:p>3</text:p>
          </table:table-cell>
          <table:table-cell office:value-type="string">
            <text:p>Nantes</text:p>
          </table:table-cell>
        </table:table-row>
        <table:table-row table:style-name="ro1">
          <table:table-cell office:value-type="string">
            <text:p>Infrasud</text:p>
          </table:table-cell>
          <table:table-cell office:value-type="string">
            <text:p>Louis Jasmin</text:p>
          </table:table-cell>
          <table:table-cell office:value-type="float" office:value="1">
            <text:p>1</text:p>
          </table:table-cell>
          <table:table-cell office:value-type="string">
            <text:p>Saint Sébastien</text:p>
          </table:table-cell>
        </table:table-row>
        <table:table-row table:style-name="ro1">
          <table:table-cell office:value-type="string">
            <text:p>La Houssaie</text:p>
          </table:table-cell>
          <table:table-cell office:value-type="string">
            <text:p>Pharamond Mathieu</text:p>
          </table:table-cell>
          <table:table-cell office:value-type="float" office:value="2">
            <text:p>2</text:p>
          </table:table-cell>
          <table:table-cell office:value-type="string">
            <text:p>Nantes</text:p>
          </table:table-cell>
        </table:table-row>
        <table:table-row table:style-name="ro1">
          <table:table-cell office:value-type="string">
            <text:p>Général Centrale</text:p>
          </table:table-cell>
          <table:table-cell office:value-type="string">
            <text:p>Prosper Guatier</text:p>
          </table:table-cell>
          <table:table-cell office:value-type="float" office:value="1">
            <text:p>1</text:p>
          </table:table-cell>
          <table:table-cell office:value-type="string">
            <text:p>Nantes</text:p>
          </table:table-cell>
        </table:table-row>
        <table:table-row table:style-name="ro1">
          <table:table-cell office:value-type="string">
            <text:p>Atout-Sud</text:p>
          </table:table-cell>
          <table:table-cell office:value-type="string">
            <text:p>Eudes Gabriel</text:p>
          </table:table-cell>
          <table:table-cell office:value-type="float" office:value="3">
            <text:p>3</text:p>
          </table:table-cell>
          <table:table-cell office:value-type="string">
            <text:p>Nantes</text:p>
          </table:table-cell>
        </table:table-row>
        <table:table-row table:style-name="ro1">
          <table:table-cell office:value-type="string">
            <text:p>Paridis</text:p>
          </table:table-cell>
          <table:table-cell office:value-type="string">
            <text:p>Lazare Clément</text:p>
          </table:table-cell>
          <table:table-cell office:value-type="float" office:value="3">
            <text:p>3</text:p>
          </table:table-cell>
          <table:table-cell office:value-type="string">
            <text:p>Saint Herblain</text:p>
          </table:table-cell>
        </table:table-row>
        <table:table-row table:style-name="ro1">
          <table:table-cell office:value-type="string">
            <text:p>Océane</text:p>
          </table:table-cell>
          <table:table-cell office:value-type="string">
            <text:p>Marcellin Georges</text:p>
          </table:table-cell>
          <table:table-cell office:value-type="float" office:value="1">
            <text:p>1</text:p>
          </table:table-cell>
          <table:table-cell office:value-type="string">
            <text:p>Saint Herblain</text:p>
          </table:table-cell>
        </table:table-row>
        <table:table-row table:style-name="ro1">
          <table:table-cell office:value-type="string">
            <text:p>Atlantis</text:p>
          </table:table-cell>
          <table:table-cell office:value-type="string">
            <text:p>Timothée Édouard</text:p>
          </table:table-cell>
          <table:table-cell office:value-type="float" office:value="2">
            <text:p>2</text:p>
          </table:table-cell>
          <table:table-cell office:value-type="string">
            <text:p>Paris</text:p>
          </table:table-cell>
        </table:table-row>
        <table:table-row table:style-name="ro1">
          <table:table-cell office:value-type="string">
            <text:p>Trigniac</text:p>
          </table:table-cell>
          <table:table-cell office:value-type="string">
            <text:p>Rodolphe Enzo</text:p>
          </table:table-cell>
          <table:table-cell office:value-type="float" office:value="1">
            <text:p>1</text:p>
          </table:table-cell>
          <table:table-cell office:value-type="string">
            <text:p>Bordeaux</text:p>
          </table:table-cell>
        </table:table-row>
        <table:table-row table:style-name="ro1">
          <table:table-cell office:value-type="string">
            <text:p>Espace-Grand-Lac</text:p>
          </table:table-cell>
          <table:table-cell office:value-type="string">
            <text:p>Adolphe Jérôme</text:p>
          </table:table-cell>
          <table:table-cell office:value-type="float" office:value="1">
            <text:p>1</text:p>
          </table:table-cell>
          <table:table-cell office:value-type="string">
            <text:p>Barcelone</text:p>
          </table:table-cell>
        </table:table-row>
        <table:table-row table:style-name="ro1">
          <table:table-cell office:value-type="string">
            <text:p>Franchepain</text:p>
          </table:table-cell>
          <table:table-cell office:value-type="string">
            <text:p>Yannic Sévère</text:p>
          </table:table-cell>
          <table:table-cell office:value-type="float" office:value="2">
            <text:p>2</text:p>
          </table:table-cell>
          <table:table-cell office:value-type="string">
            <text:p>Perpigna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0">30/03/2011</text:date>, <text:time>12:1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coto </meta:initial-creator>
    <meta:creation-date>2011-03-20T20:19:41</meta:creation-date>
    <dc:date>2011-03-30T11:51:53</dc:date>
    <dc:creator>cocoto </dc:creator>
    <meta:editing-duration>PT00H54M41S</meta:editing-duration>
    <meta:editing-cycles>5</meta:editing-cycles>
    <meta:generator>OpenOffice.org/3.2$Unix OpenOffice.org_project/320m19$Build-9505</meta:generator>
    <meta:document-statistic meta:table-count="3" meta:cell-count="237" meta:object-count="0"/>
  </office:meta>
</office:document-meta>
</file>